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12a4" officeooo:paragraph-rsid="001912a4"/>
    </style:style>
    <style:style style:name="P2" style:family="paragraph" style:parent-style-name="Standard">
      <style:paragraph-properties fo:text-align="start" style:justify-single-word="false"/>
      <style:text-properties officeooo:rsid="001a0316" officeooo:paragraph-rsid="001a0316"/>
    </style:style>
    <style:style style:name="P3" style:family="paragraph" style:parent-style-name="Standard">
      <style:paragraph-properties fo:text-align="start" style:justify-single-word="false"/>
      <style:text-properties officeooo:rsid="001b4833" officeooo:paragraph-rsid="001b4833"/>
    </style:style>
    <style:style style:name="P4" style:family="paragraph" style:parent-style-name="Standard">
      <style:paragraph-properties fo:text-align="start" style:justify-single-word="false"/>
      <style:text-properties officeooo:rsid="001c4092" officeooo:paragraph-rsid="001c4092"/>
    </style:style>
    <style:style style:name="T1" style:family="text">
      <style:text-properties officeooo:rsid="001c40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E A CISCO SWITCH AND ENABLE INTER - VLAN ROUTING</text:p>
      <text:p text:style-name="P1"/>
      <text:p text:style-name="P2">change switch hostname:</text:p>
      <text:p text:style-name="P2"><text:tab/>&gt;config t</text:p>
      <text:p text:style-name="P2"><text:tab/>&gt;hostname fastweb</text:p>
      <text:p text:style-name="P3">To show current VLANS</text:p>
      <text:p text:style-name="P3"><text:tab/>&gt;show vlan</text:p>
      <text:p text:style-name="P3">Create VLAN:</text:p>
      <text:p text:style-name="P3"><text:tab/>&gt;config t</text:p>
      <text:p text:style-name="P3"><text:tab/>&gt;vlan 10</text:p>
      <text:p text:style-name="P3"><text:tab/>&gt;name intents</text:p>
      <text:p text:style-name="P3"><text:tab/>&gt;exit</text:p>
      <text:p text:style-name="P3">Assign interface</text:p>
      <text:p text:style-name="P3"><text:tab/>&gt;config t</text:p>
      <text:p text:style-name="P3"><text:tab/>&gt;interface fastEthernet 0/1 <text:s/>//single interface</text:p>
      <text:p text:style-name="P3"><text:tab/>&gt;interface range fastEthernet 0/2-10 <text:s/>//range of interfaces</text:p>
      <text:p text:style-name="P3"><text:tab/>&gt;switchport mode access</text:p>
      <text:p text:style-name="P3"><text:tab/>&gt;switchport access vlan 10</text:p>
      <text:p text:style-name="P3"/>
      <text:p text:style-name="P3"><text:tab/>&gt;<text:span text:style-name="T1">do show vlan</text:span></text:p>
      <text:p text:style-name="P4">Assign IP address</text:p>
      <text:p text:style-name="P4"><text:tab/>&gt;config t</text:p>
      <text:p text:style-name="P4"><text:tab/>&gt;interface vlan 10</text:p>
      <text:p text:style-name="P4"><text:tab/>&gt;ip address</text:p>
      <text:p text:style-name="P4"><text:tab/>&gt;ip address 10.10.10.1 255.255.255.0</text:p>
      <text:p text:style-name="P4"><text:tab/>&gt;exit</text:p>
      <text:p text:style-name="P4"/>
      <text:p text:style-name="P4"><text:tab/>&gt;show ip interface brief</text:p>
      <text:p text:style-name="P4">Enable intervlan routing</text:p>
      <text:p text:style-name="P4"><text:tab/>&gt;config t</text:p>
      <text:p text:style-name="P4"><text:tab/>&gt;ip rout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04:09:23.040676629</meta:creation-date>
    <meta:editing-duration>PT2M11S</meta:editing-duration>
    <meta:editing-cycles>2</meta:editing-cycles>
    <meta:generator>LibreOffice/7.3.7.2$Linux_X86_64 LibreOffice_project/30$Build-2</meta:generator>
    <dc:date>2024-03-20T04:11:30.711778522</dc:date>
    <meta:document-statistic meta:table-count="0" meta:image-count="0" meta:object-count="0" meta:page-count="1" meta:paragraph-count="28" meta:word-count="84" meta:character-count="561" meta:non-whitespace-character-count="482"/>
  </office:meta>
</office:document-meta>
</file>